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4592">
            <text:p>GSC-4592</text:p>
          </table:table-cell>
          <table:table-cell office:value-type="float" office:value="49.43">
            <text:p>49.43</text:p>
          </table:table-cell>
          <table:table-cell office:value-type="float" office:value="-53.9">
            <text:p>-53.9</text:p>
          </table:table-cell>
          <table:table-cell office:value-type="float" office:value="2980.0">
            <text:p>29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4604">
            <text:p>GSC-4604</text:p>
          </table:table-cell>
          <table:table-cell office:value-type="float" office:value="49.44">
            <text:p>49.44</text:p>
          </table:table-cell>
          <table:table-cell office:value-type="float" office:value="-53.9">
            <text:p>-53.9</text:p>
          </table:table-cell>
          <table:table-cell office:value-type="float" office:value="210.0">
            <text:p>210.0</text:p>
          </table:table-cell>
          <table:table-cell office:value-type="float" office:value="25.0">
            <text:p>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4">
            <text:p>2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4636">
            <text:p>GSC-4636</text:p>
          </table:table-cell>
          <table:table-cell office:value-type="float" office:value="49.53">
            <text:p>49.53</text:p>
          </table:table-cell>
          <table:table-cell office:value-type="float" office:value="-55.65">
            <text:p>-55.65</text:p>
          </table:table-cell>
          <table:table-cell office:value-type="float" office:value="10870.0">
            <text:p>10870.0</text:p>
          </table:table-cell>
          <table:table-cell office:value-type="float" office:value="94.0">
            <text:p>94.0</text:p>
          </table:table-cell>
          <table:table-cell office:value-type="string" office:value="lake sediment">
            <text:p>lake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3.2">
            <text:p>23.2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NeelyMcCuaig1991,VacchiEtal2018">
            <text:p>McNeelyMcCuaig1991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4662">
            <text:p>GSC-4662</text:p>
          </table:table-cell>
          <table:table-cell office:value-type="float" office:value="49.43">
            <text:p>49.43</text:p>
          </table:table-cell>
          <table:table-cell office:value-type="float" office:value="-53.9">
            <text:p>-53.9</text:p>
          </table:table-cell>
          <table:table-cell office:value-type="float" office:value="3060.0">
            <text:p>306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1.0">
            <text:p>1.0</text:p>
          </table:table-cell>
          <table:table-cell office:value-type="float" office:value="-0.1">
            <text:p>-0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T12690">
            <text:p>T12690</text:p>
          </table:table-cell>
          <table:table-cell office:value-type="float" office:value="49.34">
            <text:p>49.34</text:p>
          </table:table-cell>
          <table:table-cell office:value-type="float" office:value="-53.7">
            <text:p>-53.7</text:p>
          </table:table-cell>
          <table:table-cell office:value-type="float" office:value="170.0">
            <text:p>17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4">
            <text:p>-0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T12688">
            <text:p>T12688</text:p>
          </table:table-cell>
          <table:table-cell office:value-type="float" office:value="49.34">
            <text:p>49.34</text:p>
          </table:table-cell>
          <table:table-cell office:value-type="float" office:value="-53.7">
            <text:p>-53.7</text:p>
          </table:table-cell>
          <table:table-cell office:value-type="float" office:value="1645.0">
            <text:p>1645.0</text:p>
          </table:table-cell>
          <table:table-cell office:value-type="float" office:value="44.0">
            <text:p>44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5171">
            <text:p>GSC-5171</text:p>
          </table:table-cell>
          <table:table-cell office:value-type="float" office:value="49.42">
            <text:p>49.42</text:p>
          </table:table-cell>
          <table:table-cell office:value-type="float" office:value="-56.1">
            <text:p>-56.1</text:p>
          </table:table-cell>
          <table:table-cell office:value-type="float" office:value="12100.0">
            <text:p>1210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T12696">
            <text:p>T12696</text:p>
          </table:table-cell>
          <table:table-cell office:value-type="float" office:value="49.34">
            <text:p>49.34</text:p>
          </table:table-cell>
          <table:table-cell office:value-type="float" office:value="-53.7">
            <text:p>-53.7</text:p>
          </table:table-cell>
          <table:table-cell office:value-type="float" office:value="172.0">
            <text:p>172.0</text:p>
          </table:table-cell>
          <table:table-cell office:value-type="float" office:value="64.0">
            <text:p>64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5527">
            <text:p>GSC-5527</text:p>
          </table:table-cell>
          <table:table-cell office:value-type="float" office:value="49.6">
            <text:p>49.6</text:p>
          </table:table-cell>
          <table:table-cell office:value-type="float" office:value="-55.93">
            <text:p>-55.93</text:p>
          </table:table-cell>
          <table:table-cell office:value-type="float" office:value="11900.0">
            <text:p>11900.0</text:p>
          </table:table-cell>
          <table:table-cell office:value-type="float" office:value="55.0">
            <text:p>55.0</text:p>
          </table:table-cell>
          <table:table-cell office:value-type="string" office:value="hiatella artica">
            <text:p>hiatella artic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5898">
            <text:p>GSC-5898</text:p>
          </table:table-cell>
          <table:table-cell office:value-type="float" office:value="49.6">
            <text:p>49.6</text:p>
          </table:table-cell>
          <table:table-cell office:value-type="float" office:value="-55.93">
            <text:p>-55.93</text:p>
          </table:table-cell>
          <table:table-cell office:value-type="float" office:value="12600.0">
            <text:p>12600.0</text:p>
          </table:table-cell>
          <table:table-cell office:value-type="float" office:value="55.0">
            <text:p>55.0</text:p>
          </table:table-cell>
          <table:table-cell office:value-type="string" office:value="hiatella artica, mya truncata">
            <text:p>hiatella artica, mya truncat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5906">
            <text:p>GSC-5906</text:p>
          </table:table-cell>
          <table:table-cell office:value-type="float" office:value="49.52">
            <text:p>49.52</text:p>
          </table:table-cell>
          <table:table-cell office:value-type="float" office:value="-55.66">
            <text:p>-55.66</text:p>
          </table:table-cell>
          <table:table-cell office:value-type="float" office:value="9790.0">
            <text:p>9790.0</text:p>
          </table:table-cell>
          <table:table-cell office:value-type="float" office:value="50.0">
            <text:p>50.0</text:p>
          </table:table-cell>
          <table:table-cell office:value-type="string" office:value="macoma balthica">
            <text:p>macoma balthic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5908">
            <text:p>GSC-5908</text:p>
          </table:table-cell>
          <table:table-cell office:value-type="float" office:value="49.49">
            <text:p>49.49</text:p>
          </table:table-cell>
          <table:table-cell office:value-type="float" office:value="-55.84">
            <text:p>-55.84</text:p>
          </table:table-cell>
          <table:table-cell office:value-type="float" office:value="11900.0">
            <text:p>1190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14.5">
            <text:p>14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5925">
            <text:p>GSC-5925</text:p>
          </table:table-cell>
          <table:table-cell office:value-type="float" office:value="49.54">
            <text:p>49.54</text:p>
          </table:table-cell>
          <table:table-cell office:value-type="float" office:value="-55.84">
            <text:p>-55.84</text:p>
          </table:table-cell>
          <table:table-cell office:value-type="float" office:value="12100.0">
            <text:p>1210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BETA-27234">
            <text:p>BETA-27234</text:p>
          </table:table-cell>
          <table:table-cell office:value-type="float" office:value="49.34">
            <text:p>49.34</text:p>
          </table:table-cell>
          <table:table-cell office:value-type="float" office:value="-53.71">
            <text:p>-53.71</text:p>
          </table:table-cell>
          <table:table-cell office:value-type="float" office:value="1260.0">
            <text:p>12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BETA-27233">
            <text:p>BETA-27233</text:p>
          </table:table-cell>
          <table:table-cell office:value-type="float" office:value="49.34">
            <text:p>49.34</text:p>
          </table:table-cell>
          <table:table-cell office:value-type="float" office:value="-53.7">
            <text:p>-53.7</text:p>
          </table:table-cell>
          <table:table-cell office:value-type="float" office:value="1780.0">
            <text:p>1780.0</text:p>
          </table:table-cell>
          <table:table-cell office:value-type="float" office:value="80.0">
            <text:p>8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6">
            <text:p>-0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BETA-27231">
            <text:p>BETA-27231</text:p>
          </table:table-cell>
          <table:table-cell office:value-type="float" office:value="48.65">
            <text:p>48.65</text:p>
          </table:table-cell>
          <table:table-cell office:value-type="float" office:value="-53.73">
            <text:p>-53.73</text:p>
          </table:table-cell>
          <table:table-cell office:value-type="float" office:value="5490.0">
            <text:p>549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3">
            <text:p>-3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5140">
            <text:p>GSC-5140</text:p>
          </table:table-cell>
          <table:table-cell office:value-type="float" office:value="49.52">
            <text:p>49.52</text:p>
          </table:table-cell>
          <table:table-cell office:value-type="float" office:value="-56.1">
            <text:p>-56.1</text:p>
          </table:table-cell>
          <table:table-cell office:value-type="float" office:value="11700.0">
            <text:p>11700.0</text:p>
          </table:table-cell>
          <table:table-cell office:value-type="float" office:value="60.0">
            <text:p>6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4520">
            <text:p>GSC-4520</text:p>
          </table:table-cell>
          <table:table-cell office:value-type="float" office:value="49.43">
            <text:p>49.43</text:p>
          </table:table-cell>
          <table:table-cell office:value-type="float" office:value="-53.9">
            <text:p>-53.9</text:p>
          </table:table-cell>
          <table:table-cell office:value-type="float" office:value="3150.0">
            <text:p>31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BETA-36169">
            <text:p>BETA-36169</text:p>
          </table:table-cell>
          <table:table-cell office:value-type="float" office:value="49.43">
            <text:p>49.43</text:p>
          </table:table-cell>
          <table:table-cell office:value-type="float" office:value="-53.9">
            <text:p>-53.9</text:p>
          </table:table-cell>
          <table:table-cell office:value-type="float" office:value="2285.0">
            <text:p>228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4327">
            <text:p>GSC-4327</text:p>
          </table:table-cell>
          <table:table-cell office:value-type="float" office:value="48.95">
            <text:p>48.95</text:p>
          </table:table-cell>
          <table:table-cell office:value-type="float" office:value="-54.72">
            <text:p>-54.72</text:p>
          </table:table-cell>
          <table:table-cell office:value-type="float" office:value="11700.0">
            <text:p>11700.0</text:p>
          </table:table-cell>
          <table:table-cell office:value-type="float" office:value="80.0">
            <text:p>8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0.0">
            <text:p>8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cNeelyMcCuaig1991,VacchiEtal2018">
            <text:p>McNeelyMcCuaig1991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87">
            <text:p>GSC-87</text:p>
          </table:table-cell>
          <table:table-cell office:value-type="float" office:value="49.57">
            <text:p>49.57</text:p>
          </table:table-cell>
          <table:table-cell office:value-type="float" office:value="-56.2">
            <text:p>-56.2</text:p>
          </table:table-cell>
          <table:table-cell office:value-type="float" office:value="12280.0">
            <text:p>12280.0</text:p>
          </table:table-cell>
          <table:table-cell office:value-type="float" office:value="107.0">
            <text:p>107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yckFyles1963,VacchiEtal2018">
            <text:p>DyckFyles1963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TO-2305">
            <text:p>TO-2305</text:p>
          </table:table-cell>
          <table:table-cell office:value-type="float" office:value="49.42">
            <text:p>49.42</text:p>
          </table:table-cell>
          <table:table-cell office:value-type="float" office:value="-56.1">
            <text:p>-56.1</text:p>
          </table:table-cell>
          <table:table-cell office:value-type="float" office:value="12470.0">
            <text:p>12470.0</text:p>
          </table:table-cell>
          <table:table-cell office:value-type="float" office:value="380.0">
            <text:p>38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cottEtal1991,VacchiEtal2018">
            <text:p>ScottEtal1991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4509">
            <text:p>GSC-4509</text:p>
          </table:table-cell>
          <table:table-cell office:value-type="float" office:value="49.44">
            <text:p>49.44</text:p>
          </table:table-cell>
          <table:table-cell office:value-type="float" office:value="-53.9">
            <text:p>-53.9</text:p>
          </table:table-cell>
          <table:table-cell office:value-type="float" office:value="2740.0">
            <text:p>274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1733">
            <text:p>GSC-1733</text:p>
          </table:table-cell>
          <table:table-cell office:value-type="float" office:value="49.42">
            <text:p>49.42</text:p>
          </table:table-cell>
          <table:table-cell office:value-type="float" office:value="-56.1">
            <text:p>-56.1</text:p>
          </table:table-cell>
          <table:table-cell office:value-type="float" office:value="12400.0">
            <text:p>12400.0</text:p>
          </table:table-cell>
          <table:table-cell office:value-type="float" office:value="110.0">
            <text:p>110.0</text:p>
          </table:table-cell>
          <table:table-cell office:value-type="string" office:value="balanus sp">
            <text:p>balanus sp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lake1983,VacchiEtal2018">
            <text:p>Blake1983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4588">
            <text:p>GSC-4588</text:p>
          </table:table-cell>
          <table:table-cell office:value-type="float" office:value="49.64">
            <text:p>49.64</text:p>
          </table:table-cell>
          <table:table-cell office:value-type="float" office:value="-55.81">
            <text:p>-55.81</text:p>
          </table:table-cell>
          <table:table-cell office:value-type="float" office:value="11970.0">
            <text:p>11970.0</text:p>
          </table:table-cell>
          <table:table-cell office:value-type="float" office:value="82.0">
            <text:p>82.0</text:p>
          </table:table-cell>
          <table:table-cell office:value-type="string" office:value="lake sediment">
            <text:p>lake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2.0">
            <text:p>52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McNeelyMcCuaig1991,VacchiEtal2018">
            <text:p>McNeelyMcCuaig1991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3973">
            <text:p>GSC-3973</text:p>
          </table:table-cell>
          <table:table-cell office:value-type="float" office:value="49.71">
            <text:p>49.71</text:p>
          </table:table-cell>
          <table:table-cell office:value-type="float" office:value="-54.26">
            <text:p>-54.26</text:p>
          </table:table-cell>
          <table:table-cell office:value-type="float" office:value="10970.0">
            <text:p>10970.0</text:p>
          </table:table-cell>
          <table:table-cell office:value-type="float" office:value="139.0">
            <text:p>139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T14377A">
            <text:p>T14377A</text:p>
          </table:table-cell>
          <table:table-cell office:value-type="float" office:value="49.34">
            <text:p>49.34</text:p>
          </table:table-cell>
          <table:table-cell office:value-type="float" office:value="-53.7">
            <text:p>-53.7</text:p>
          </table:table-cell>
          <table:table-cell office:value-type="float" office:value="1244.0">
            <text:p>1244.0</text:p>
          </table:table-cell>
          <table:table-cell office:value-type="float" office:value="72.0">
            <text:p>72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4311">
            <text:p>GSC-4311</text:p>
          </table:table-cell>
          <table:table-cell office:value-type="float" office:value="49.62">
            <text:p>49.62</text:p>
          </table:table-cell>
          <table:table-cell office:value-type="float" office:value="-56.18">
            <text:p>-56.18</text:p>
          </table:table-cell>
          <table:table-cell office:value-type="float" office:value="12100.0">
            <text:p>12100.0</text:p>
          </table:table-cell>
          <table:table-cell office:value-type="float" office:value="55.0">
            <text:p>5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TO-2306">
            <text:p>TO-2306</text:p>
          </table:table-cell>
          <table:table-cell office:value-type="float" office:value="49.48">
            <text:p>49.48</text:p>
          </table:table-cell>
          <table:table-cell office:value-type="float" office:value="-56.18">
            <text:p>-56.18</text:p>
          </table:table-cell>
          <table:table-cell office:value-type="float" office:value="11340.0">
            <text:p>11340.0</text:p>
          </table:table-cell>
          <table:table-cell office:value-type="float" office:value="150.0">
            <text:p>150.0</text:p>
          </table:table-cell>
          <table:table-cell office:value-type="string" office:value="marine plant">
            <text:p>marine plant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cottEtal1991,VacchiEtal2018">
            <text:p>ScottEtal1991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